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HelveticaNeueLT Std Lt" svg:font-family="'HelveticaNeueLT Std L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elveticaNeueLT Std Lt" fo:font-size="60pt" fo:font-weight="normal" officeooo:rsid="0003add3" officeooo:paragraph-rsid="0003add3" style:font-size-asian="60pt" style:font-weight-asian="normal" style:font-size-complex="6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666666" style:font-name="HelveticaNeueLT Std Lt" fo:font-size="32pt" fo:font-weight="normal" officeooo:rsid="0003add3" officeooo:paragraph-rsid="0003add3" style:font-size-asian="32pt" style:font-weight-asian="normal" style:font-size-complex="3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666666" style:font-name="HelveticaNeueLT Std Lt" fo:font-size="26pt" fo:font-weight="normal" officeooo:rsid="0003add3" officeooo:paragraph-rsid="0003add3" style:font-size-asian="22.75pt" style:font-weight-asian="normal" style:font-size-complex="26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HelveticaNeueLT Std Lt" fo:font-size="36pt" fo:font-weight="normal" officeooo:rsid="000478d1" officeooo:paragraph-rsid="0003add3" style:font-size-asian="36pt" style:font-weight-asian="normal" style:font-size-complex="36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HelveticaNeueLT Std Lt" fo:font-size="36pt" fo:font-weight="normal" officeooo:rsid="000478d1" officeooo:paragraph-rsid="000478d1" style:font-size-asian="36pt" style:font-weight-asian="normal" style:font-size-complex="36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HelveticaNeueLT Std Lt" fo:font-size="36pt" fo:font-weight="bold" officeooo:rsid="000478d1" officeooo:paragraph-rsid="0003add3" style:font-size-asian="36pt" style:font-weight-asian="bold" style:font-size-complex="3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HelveticaNeueLT Std Lt" fo:font-size="36pt" fo:font-weight="bold" officeooo:rsid="000478d1" officeooo:paragraph-rsid="0008a332" style:font-size-asian="36pt" style:font-weight-asian="bold" style:font-size-complex="36pt" style:font-weight-complex="bold"/>
    </style:style>
    <style:style style:name="T1" style:family="text">
      <style:text-properties officeooo:rsid="0004be70"/>
    </style:style>
    <style:style style:name="T2" style:family="text">
      <style:text-properties officeooo:rsid="0006bda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bda3" style:font-weight-asian="bold" style:font-weight-complex="bold"/>
    </style:style>
    <style:style style:name="T5" style:family="text">
      <style:text-properties fo:font-weight="normal" officeooo:rsid="0004be7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Proto</text:p>
      <text:p text:style-name="P2">Projet de prototypag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oft-page-break/>- fonctionnalités :</text:p>
      <text:p text:style-name="P4"><text:tab/><text:span text:style-name="T3">- mesure de son </text:span><text:span text:style-name="T4">pouls</text:span></text:p>
      <text:p text:style-name="P6"><text:tab/>- reception d'un <text:span text:style-name="T2">pouls</text:span></text:p>
      <text:p text:style-name="P6"><text:tab/>- <text:span text:style-name="T5">(</text:span><text:span text:style-name="T1">vibration</text:span><text:span text:style-name="T5"> / led)</text:span></text:p>
      <text:p text:style-name="P7"><text:tab/>- <text:span text:style-name="T2">réseau fermé</text:span></text:p>
      <text:p text:style-name="P6"><text:tab/>- <text:span text:style-name="T1">interpretation</text:span></text:p>
      <text:p text:style-name="P6"><text:tab/>- <text:span text:style-name="T2">photos </text:span></text:p>
      <text:p text:style-name="P6"><text:tab/>- <text:span text:style-name="T1">achievments !</text:span></text:p>
      <text:p text:style-name="P6"><text:tab/>- <text:span text:style-name="T1">mémoire/stat (DataSave)</text:span></text:p>
      <text:p text:style-name="P4"><text:s/><text:tab/>- multi-plateforme</text:p>
      <text:p text:style-name="P4"><text:tab/>- <text:span text:style-name="T1">(dévérouille)</text:span> </text:p>
      <text:p text:style-name="P4"/>
      <text:p text:style-name="P4">- RedPulse <text:span text:style-name="T1">Corp.</text:span></text:p>
      <text:p text:style-name="P4">- <text:span text:style-name="T1">HeartFeel</text:span></text:p>
      <text:p text:style-name="P4">- 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HelveticaNeueLT Std Lt" svg:font-family="'HelveticaNeueLT Std L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6:33:34.095000000</meta:creation-date>
    <dc:date>2016-04-01T17:05:06.716000000</dc:date>
    <meta:editing-duration>PT16M21S</meta:editing-duration>
    <meta:editing-cycles>4</meta:editing-cycles>
    <meta:generator>LibreOffice/4.4.7.2$Windows_x86 LibreOffice_project/f3153a8b245191196a4b6b9abd1d0da16eead600</meta:generator>
    <meta:document-statistic meta:table-count="0" meta:image-count="0" meta:object-count="0" meta:page-count="2" meta:paragraph-count="16" meta:word-count="43" meta:character-count="260" meta:non-whitespace-character-count="219"/>
  </office:meta>
</office:document-meta>
</file>